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Seznam" style:family="paragraph">
      <style:paragraph-properties fo:margin-left="0.3937in" fo:text-indent="-0.25in">
        <style:tab-stops>
          <style:tab-stop style:type="left" style:position="0in"/>
        </style:tab-stops>
      </style:paragraph-properties>
    </style:style>
    <style:style style:name="P21" style:parent-style-name="Základnítext" style:family="paragraph">
      <style:text-properties fo:background-color="#FFFF00"/>
    </style:style>
    <style:style style:name="P22" style:parent-style-name="Příloha" style:family="paragraph">
      <style:text-properties fo:font-size="12pt" style:font-size-asian="12pt" style:font-size-complex="13pt"/>
    </style:style>
    <style:style style:name="P2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Seznam" style:family="paragraph">
      <style:paragraph-properties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7/2019<text:bookmark-end text:name="Text14"/></text:p>
            <text:p text:style-name="Normální">KVOP-37565/2019<text:bookmark-end text:name="Text2"/></text:p>
            <text:p text:style-name="Normální"><text:bookmark-start text:name="Text6"/>16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M. Č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Č.,</text:p>
      <text:p text:style-name="Základnítext">dne 14. 8. 2019 bylo<text:s/>do Kanceláře veřejného ochránce práv doručeno Vaše podání, které jsem vyhodnotila jako žádost podle zákona č. 106/1999 Sb., o svobodném přístupu k informacím, ve znění pozdějších předpisů. Žádáte o zaslání zprávy z návštěvy věznic, sborníku stanovisek veřejného ochránce práv a úplné znění zákona o Vězeňské a justiční stráži České republiky.</text:p>
      <text:p text:style-name="Základnítext">Ve smyslu zákona o svobodném přístupu k informacím Vám<text:s/><text:span text:style-name="Silné">informaci poskytuji</text:span><text:s/>a v příloze zasílám:</text:p>
      <text:list text:style-name="LFO3_1" text:continue-numbering="true">
        <text:list-item>
          <text:p text:style-name="P17">Zprávu z návštěv věznic z roku 2016,</text:p>
        </text:list-item>
        <text:list-item>
          <text:p text:style-name="P18">Sborník stanovisek veřejného ochránce práv – vězeňství II z roku 2019,</text:p>
        </text:list-item>
        <text:list-item>
          <text:p text:style-name="P19">text zákona č. 555/1999 Sb., o Vězeňské a justiční stráži České republiky, ve znění pozdějších předpisů.</text:p>
        </text:list-item>
      </text:list>
      <text:p text:style-name="P20"/>
      <text:p text:style-name="Základnítext">S pozdravem</text:p>
      <text:p text:style-name="P21"/>
      <text:p text:style-name="podpis">Mgr. Petra Zdražilová<text:s/></text:p>
      <text:p text:style-name="podpis">ředitelka právní sekce</text:p>
      <text:p text:style-name="podpis"/>
      <text:p text:style-name="podpis"/>
      <text:p text:style-name="P22">Přílohy</text:p>
      <text:p text:style-name="P23">Zpráva z návštěv věznic z roku 2016</text:p>
      <text:p text:style-name="P24">Sborník<text:s/>stanovisek veřejného ochránce práv – vězeňství II z roku 2019</text:p>
      <text:p text:style-name="P25">text zákona č. 555/1999 Sb., o Vězeňské a justiční stráži České<text:s/>republiky, ve znění pozdějších předpisů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Q93M*</text:span></text:p>
        <text:p text:style-name="P12"><text:span text:style-name="T13">KVOPX009Q93M</text:span>KVOPX009Q93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3T12:07:00Z</meta:creation-date>
    <dc:date>2019-09-03T12:16:00Z</dc:date>
    <meta:print-date>2019-08-16T06:51:00Z</meta:print-date>
    <meta:template xlink:href="KVOP_dopis%20vedoucího" xlink:type="simple"/>
    <meta:editing-cycles>5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60" meta:character-count="1103" meta:row-count="7" meta:non-whitespace-character-count="945"/>
  </office:meta>
</office:document-meta>
</file>